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A0000012F6F1AFD8F.jpg"/>
  <manifest:file-entry manifest:media-type="image/png" manifest:full-path="Pictures/10000200000004380000043843CC92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5.7cm" svg:height="15.5cm" svg:x="2.8cm" svg:y="6.8cm">
          <text:p/>
        </draw:rect>
        <draw:frame draw:style-name="gr2" draw:text-style-name="P1" draw:layer="layout" svg:width="18.999cm" svg:height="18.999cm" svg:x="1.083cm" svg:y="5.409cm">
          <draw:image xlink:href="Pictures/10000200000004380000043843CC92E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6T15:30:49.21</meta:creation-date>
    <dc:date>2024-12-06T15:41:48.75</dc:date>
    <meta:editing-duration>PT2M1S</meta:editing-duration>
    <meta:editing-cycles>1</meta:editing-cycles>
    <meta:generator>OpenOffice/4.1.15$Win32 OpenOffice.org_project/4115m2$Build-9813</meta:generator>
    <meta:document-statistic meta:object-count="2"/>
  </office:meta>
</office:document-meta>
</file>